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s" fo:country="ES"/>
    </style:style>
    <style:style style:name="P3" style:parent-style-name="Normal" style:family="paragraph">
      <style:paragraph-properties style:line-height-at-least="0.1979in" fo:background-color="#1E1E1E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P19" style:parent-style-name="Standard" style:family="paragraph">
      <style:text-properties fo:language="es" fo:country="ES"/>
    </style:style>
  </office:automatic-styles>
  <office:body>
    <office:text text:use-soft-page-breaks="true">
      <text:p text:style-name="P1">No hay errores por el momento</text:p>
      <text:p text:style-name="Standard"/>
      <text:p text:style-name="P2">07/10/2019 – No consigo que funcione la variable para:</text:p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return</text:span><text:span text:style-name="T12"> </text:span><text:span text:style-name="T13">typeof</text:span><text:span text:style-name="T14"> </text:span><text:span text:style-name="T15">x</text:span><text:span text:style-name="T16"> === </text:span><text:span text:style-name="T17">"symbol"</text:span><text:span text:style-name="T18">;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mnoDAW</dc:creator>
    <meta:creation-date>2009-04-16T11:32:00Z</meta:creation-date>
    <dc:date>2019-10-07T15:38:00Z</dc:date>
    <meta:template xlink:href="Normal.dotm" xlink:type="simple"/>
    <meta:editing-cycles>4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9" meta:character-count="123" meta:row-count="1" meta:non-whitespace-character-count="105"/>
  </office:meta>
</office:document-meta>
</file>